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3fc" officeooo:paragraph-rsid="001e83fc"/>
    </style:style>
    <style:style style:name="P2" style:family="paragraph" style:parent-style-name="Standard">
      <style:text-properties style:text-underline-style="none" officeooo:rsid="001e83fc" officeooo:paragraph-rsid="001e83fc"/>
    </style:style>
    <style:style style:name="T1" style:family="text">
      <style:text-properties officeooo:rsid="001d0d94"/>
    </style:style>
    <style:style style:name="T2" style:family="text">
      <style:text-properties style:text-position="super 58%" officeooo:rsid="001d0d94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ec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እጠብ</text:p>
      <text:p text:style-name="Standard"><text:tab/><text:span text:style-name="T1">HM freq fails: correct anal is 3</text:span><text:span text:style-name="T2">rd</text:span><text:span text:style-name="T1"> of 3</text:span></text:p>
      <text:p text:style-name="Standard">ብላት</text:p>
      <text:p text:style-name="Standard"><text:tab/><text:span text:style-name="T1">final position; this should preclude ብል-ኣ-ኣት</text:span></text:p>
      <text:p text:style-name="Standard">ታች</text:p>
      <text:p text:style-name="Standard"><text:tab/><text:span text:style-name="T1">ADJ; fixed</text:span></text:p>
      <text:p text:style-name="Standard"><text:tab/><text:span text:style-name="T1">but why is it ADJ in ወደ ታች ውረዱ</text:span></text:p>
      <text:p text:style-name="Standard">በኋላ</text:p>
      <text:p text:style-name="Standard"><text:tab/><text:span text:style-name="T1">ADP; SCONJ should be easy following verb: ከጨረስክ በኋላ</text:span></text:p>
      <text:p text:style-name="Standard">የገዛው</text:p>
      <text:p text:style-name="Standard"><text:tab/><text:span text:style-name="T1">ADJ; HM freq would have succeeded: የገዛው የሱፍ ኮት</text:span></text:p>
      <text:p text:style-name="Standard">ቢላዋ</text:p>
      <text:p text:style-name="Standard"><text:tab/>ቢላ-ዋ; <text:span text:style-name="T1">HM freq fails</text:span></text:p>
      <text:p text:style-name="Standard">አለ <text:span text:style-name="T1">vs. አለ፡</text:span></text:p>
      <text:p text:style-name="Standard">ይማር</text:p>
      <text:p text:style-name="Standard"><text:tab/><text:span text:style-name="T1">JUS picked over IPFV: ይማር እንደሆነ</text:span></text:p>
      <text:p text:style-name="P1">ሆነ: VERB vs. AUX</text:p>
      <text:p text:style-name="P1">አትላክ</text:p>
      <text:p text:style-name="P1"><text:tab/>PASSIVE vs. ACTIVE: HM freq would have succeeded</text:p>
      <text:p text:style-name="P1">2SM vs. 3SF</text:p>
      <text:p text:style-name="P1"><text:tab/>ተቀጥረህ ነዋ <text:span text:style-name="T5">የምትሠራው</text:span></text:p>
      <text:p text:style-name="P2"><text:tab/>ትንሿ ቤትስ <text:span text:style-name="T5">ብትሆን</text:span> ለሁላችንም <text:span text:style-name="T5">አትበቃም</text:span></text:p>
      <text:p text:style-name="P1">PROPN</text:p>
      <text:p text:style-name="P1"><text:tab/>ሦስት ሰዎች መጡ እነሱም <text:span text:style-name="T5">ታደሰ</text:span> ፣ <text:span text:style-name="T5">ኃይሉና</text:span> <text:span text:style-name="T5">ተፈራ</text:span> ናቸው ።</text:p>
      <text:p text:style-name="P1">አግቢ</text:p>
      <text:p text:style-name="P1"><text:tab/><text:span text:style-name="T8">HM freq fails because of how it handles agent nouns (root only leads to too high freq)</text:span></text:p>
      <text:p text:style-name="P1"/>
      <text:p text:style-name="P1">ANNOTATION ERRORS or QUESTONS</text:p>
      <text:p text:style-name="P1">እኔ <text:span text:style-name="T7">ልሠራው</text:span> ከቻልኩ አንተም ትችላለህ (not ተሰራ)</text:p>
      <text:p text:style-name="P1">ብርም <text:span text:style-name="T5">ሆነ</text:span> ወርቅ ሊገዛው አይችልም ። (AUX?)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14:40:10.523040049</meta:creation-date>
    <dc:date>2025-08-15T16:27:26.950452584</dc:date>
    <meta:editing-duration>PT1H47M15S</meta:editing-duration>
    <meta:editing-cycles>4</meta:editing-cycles>
    <meta:generator>LibreOffice/7.6.4.1$MacOSX_AARCH64 LibreOffice_project/e19e193f88cd6c0525a17fb7a176ed8e6a3e2aa1</meta:generator>
    <meta:document-statistic meta:table-count="0" meta:image-count="0" meta:object-count="0" meta:page-count="1" meta:paragraph-count="29" meta:word-count="135" meta:character-count="655" meta:non-whitespace-character-count="536"/>
  </office:meta>
</office:document-meta>
</file>